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3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orphans="2" fo:widows="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Exercício 1</text:p>
      <text:p text:style-name="P4"/>
      <text:p text:style-name="P2">echo -e "\nCriando diretorio unix_tests"</text:p>
      <text:p text:style-name="P2">mkdir unix_tests</text:p>
      <text:p text:style-name="P2">echo -e "\nNavegando para diretorio unix_tests"</text:p>
      <text:p text:style-name="P2">cd unix_tests</text:p>
      <text:p text:style-name="P2">sleep $delay</text:p>
      <text:p text:style-name="P4"/>
      <text:p text:style-name="P2"># Exercício 2</text:p>
      <text:p text:style-name="P4"/>
      <text:p text:style-name="P2">echo -e "\nCriando arquivo trybe.txt"</text:p>
      <text:p text:style-name="P2">&gt;&gt; trybe.txt</text:p>
      <text:p text:style-name="P2">sleep $delay</text:p>
      <text:p text:style-name="P4"/>
      <text:p text:style-name="P2"># Exercício 3</text:p>
      <text:p text:style-name="P4"/>
      <text:p text:style-name="P2">echo -e "\nCriando uma copia de trybe.txt com o nome de trybe_backup.txt"</text:p>
      <text:p text:style-name="P2">cp trybe.txt trybe_backup.txt</text:p>
      <text:p text:style-name="P2">sleep $delay</text:p>
      <text:p text:style-name="P4"/>
      <text:p text:style-name="P2"># Exercício 4</text:p>
      <text:p text:style-name="P4"/>
      <text:p text:style-name="P2">echo -e "\nRenomeando/movendo o arquivo trybe.txt para trybe.old.txt"</text:p>
      <text:p text:style-name="P2">mv trybe.txt trybe.old.txt</text:p>
      <text:p text:style-name="P2">sleep $delay</text:p>
      <text:p text:style-name="P4"/>
      <text:p text:style-name="P2"># Exercício 5</text:p>
      <text:p text:style-name="P4"/>
      <text:p text:style-name="P2">echo -e "\nCriando diretorio backup"</text:p>
      <text:p text:style-name="P2">mkdir backup</text:p>
      <text:p text:style-name="P2">sleep $delay</text:p>
      <text:p text:style-name="P4"/>
      <text:p text:style-name="P2"># Exercício 6</text:p>
      <text:p text:style-name="P4"/>
      <text:p text:style-name="P2">echo -e "\nMovendo trybe_backup.txt para o diretorio backup"</text:p>
      <text:p text:style-name="P2">mv trybe_backup.txt backup</text:p>
      <text:p text:style-name="P2">sleep $delay</text:p>
      <text:p text:style-name="P4"/>
      <text:p text:style-name="P2"># Exercício 7</text:p>
      <text:p text:style-name="P4"/>
      <text:p text:style-name="P2">echo -e "\nCriando um diretorio chamado backup2"</text:p>
      <text:p text:style-name="P2">mkdir backup2</text:p>
      <text:p text:style-name="P2">sleep $delay</text:p>
      <text:p text:style-name="P4"/>
      <text:p text:style-name="P2"># Exercício 8</text:p>
      <text:p text:style-name="P4"/>
      <text:p text:style-name="P2">echo -e "\nMovendo trybe_backup da pasta backup para a pasta backup2"</text:p>
      <text:p text:style-name="P2">mv backup/trybe_backup.txt backup2</text:p>
      <text:p text:style-name="P2">sleep $delay</text:p>
      <text:p text:style-name="P4"/>
      <text:p text:style-name="P2"># Exercício 9</text:p>
      <text:p text:style-name="P4"/>
      <text:p text:style-name="P2">echo -e "\nApagando o diretorio backup"</text:p>
      <text:p text:style-name="P2">rmdir backup</text:p>
      <text:p text:style-name="P2">sleep $delay</text:p>
      <text:p text:style-name="P4"/>
      <text:p text:style-name="P2"># Exercício 10</text:p>
      <text:p text:style-name="P4"/>
      <text:p text:style-name="P2">echo -e "\nRenomeando a pasta backup2 para backup"</text:p>
      <text:p text:style-name="P2">mv backup2 backup</text:p>
      <text:p text:style-name="P2">sleep $delay</text:p>
      <text:p text:style-name="P4"/>
      <text:p text:style-name="P2"># Exercício 11</text:p>
      <text:p text:style-name="P4"/>
      <text:p text:style-name="P2"><text:soft-page-break/>echo -e "\nMostrando o path atual"</text:p>
      <text:p text:style-name="P2">pwd</text:p>
      <text:p text:style-name="P2">sleep $delay</text:p>
      <text:p text:style-name="P4"/>
      <text:p text:style-name="P2"># Exercício 12</text:p>
      <text:p text:style-name="P4"/>
      <text:p text:style-name="P2">echo -e "\nListando arquivos do path atual"</text:p>
      <text:p text:style-name="P2">ls</text:p>
      <text:p text:style-name="P2">sleep $delay</text:p>
      <text:p text:style-name="P4"/>
      <text:p text:style-name="P2"># Exercício 13</text:p>
      <text:p text:style-name="P4"/>
      <text:p text:style-name="P2">echo -e "\nLimpando o terminal dentro de $delay segundos"</text:p>
      <text:p text:style-name="P2">sleep $delay</text:p>
      <text:p text:style-name="P2">clear</text:p>
      <text:p text:style-name="P4"/>
      <text:p text:style-name="P2"># Exercício 14</text:p>
      <text:p text:style-name="P4"/>
      <text:p text:style-name="P2">echo -e "\nCriando arquivo skills.txt"</text:p>
      <text:p text:style-name="P2">echo -e "Internet\nUnix\nBash\nHTML\nCSS\nJavascript\nReact\nSQL" &gt;&gt; skills.txt</text:p>
      <text:p text:style-name="P4"/>
      <text:p text:style-name="P2">sleep $delay</text:p>
      <text:p text:style-name="P4"/>
      <text:p text:style-name="P2"># Exercício 15</text:p>
      <text:p text:style-name="P4"/>
      <text:p text:style-name="P2">echo -e "\nMostrando as 5 primeiras skills do arquivo skills.txt"</text:p>
      <text:p text:style-name="P2">cat skills.txt | head -5</text:p>
      <text:p text:style-name="P2">sleep $delay</text:p>
      <text:p text:style-name="P4"/>
      <text:p text:style-name="P2"># Exercício 16</text:p>
      <text:p text:style-name="P4"/>
      <text:p text:style-name="P2">echo -e "\nMostrando as 4 ultimas skills do arquivo skills.txt"</text:p>
      <text:p text:style-name="P2">cat skills.txt | tail -5</text:p>
      <text:p text:style-name="P2">sleep $delay</text:p>
      <text:p text:style-name="P4"/>
      <text:p text:style-name="P2"># Exercício 17</text:p>
      <text:p text:style-name="P2">echo -e "\nApagando todos os arquivos que terminem em .txt"</text:p>
      <text:p text:style-name="P2">rm -rf *.txt</text:p>
      <text:p text:style-name="P3">sleep $delay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5:51:55.445942987</meta:creation-date>
    <dc:date>2022-10-13T15:57:52.042361684</dc:date>
    <meta:editing-duration>PT5M57S</meta:editing-duration>
    <meta:editing-cycles>1</meta:editing-cycles>
    <meta:document-statistic meta:table-count="0" meta:image-count="0" meta:object-count="0" meta:page-count="2" meta:paragraph-count="70" meta:word-count="271" meta:character-count="1719" meta:non-whitespace-character-count="1518"/>
    <meta:generator>LibreOffice/7.3.6.2$Linux_X86_64 LibreOffice_project/30$Build-2</meta:generator>
  </office:meta>
</office:document-meta>
</file>